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UserManager.add( 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serManager.getUser( String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serManager.instance( AccreditableManager mgr , File configurationDirectory , UserType [ ] userTypes , Logger log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leUserManager.FileUserManager( AccreditableManager mgr , UserType [ ] _us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UserManager.getUser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serManager.getUs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UserManager.remove( 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serManager.get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